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Real3D-AD: A Dataset of Point Cloud Anomaly Detection" introduce Real3D-AD, un dataset di alta precisione per il rilevamento di anomalie nelle nuvole di punti, affrontando la carenza di dataset sistematici nel campo. Real3D-AD si compone di 1254 elementi 3D ad alta risoluzione, coprendo 12 categorie di oggetti reali, rendendolo il dataset più grande e preciso per la rilevazione di anomalie 3D industriali finora. Oltre al dataset, l'articolo propone Reg3D-AD, un metodo di rilevamento di anomalie 3D basato sulla registrazione, che incorpora una nuova banca di memoria delle caratteristiche per preservare le rappresentazioni locali e globali.</text:p>
      <text:p text:style-name="Text_20_body"><text:span text:style-name="Strong_20_Emphasis">Caratteristiche Fondamentali:</text:span></text:p>
      <text:list text:style-name="L7">
        <text:list-item>
          <text:p text:style-name="P10"><text:span text:style-name="Strong_20_Emphasis">Struttura del Modello Predittivo:</text:span> Reg3D-AD, che sfrutta una banca di memoria delle caratteristiche per migliorare il rilevamento di anomalie confrontando le caratteristiche locali e globali dei prototipi di allenamento con quelle degli oggetti di test.</text:p>
        </text:list-item>
        <text:list-item>
          <text:p text:style-name="P10"><text:span text:style-name="Strong_20_Emphasis">Tecnica di Apprendimento Impiegata:</text:span> L'approccio non supervisionato per l'addestramento del modello, utilizzando solamente esempi normali per formare le basi per il rilevamento di anomalie, senza la necessità di etichettatura delle anomalie.</text:p>
        </text:list-item>
        <text:list-item>
          <text:p text:style-name="P10"><text:span text:style-name="Strong_20_Emphasis">Vantaggi/Svantaggi:</text:span> Il dataset Real3D-AD supera i dataset esistenti in termini di risoluzione delle nuvole di punti e copertura a 360 gradi, migliorando significativamente la precisione nel rilevamento delle anomalie. Un potenziale svantaggio non specificato potrebbe riguardare le sfide nell'elaborazione di dataset di grandi dimensioni con alta risoluzione.</text:p>
        </text:list-item>
        <text:list-item>
          <text:p text:style-name="P10"><text:span text:style-name="Strong_20_Emphasis">Etichettatura del Dataset per l'Addestramento:</text:span> Non richiesta, poiché il modello si basa su un approccio non supervisionato.</text:p>
        </text:list-item>
        <text:list-item>
          <text:p text:style-name="P10"><text:span text:style-name="Strong_20_Emphasis">Risultati:</text:span> Gli esperimenti dimostrano l'efficacia di Reg3D-AD nel superare i metodi esistenti sul dataset Real3D-AD, stabilendo nuovi benchmark per la rilevazione di anomalie in nuvole di punti ad alta precisione.</text:p>
        </text:list-item>
        <text:list-item>
          <text:p text:style-name="P10"><text:span text:style-name="Strong_20_Emphasis">Dataset Addestrato/Testato:</text:span> Real3D-AD, caratterizzato da una risoluzione di nuvole di punti di 0.0010mm-0.0015mm e una copertura a 360 gradi, senza punti ciechi, rendendolo ideale per applicazioni di rilevazione di anomalie industriali.</text:p>
        </text:list-item>
      </text:list>
      <text:p text:style-name="Text_20_body">Questo lavoro pone le basi per avanzamenti futuri nella ricerca sulla rilevazione di anomalie in nuvole di punti 3D, offrendo un dataset di alta qualità e un metodo innovativo per affrontare questa sfida compless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49:25.090000000</meta:creation-date>
    <dc:date>2024-03-17T19:56:10.111000000</dc:date>
    <meta:editing-duration>PT31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329" meta:character-count="2330" meta:non-whitespace-character-count="2016"/>
  </office:meta>
</office:document-meta>
</file>